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7CE2DE8E32ECDE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9.751cm"/>
    </style:style>
    <style:style style:name="Tabla5.B" style:family="table-column">
      <style:table-column-properties style:column-width="4.454cm"/>
    </style:style>
    <style:style style:name="Tabla5.C" style:family="table-column">
      <style:table-column-properties style:column-width="5.2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9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1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5.C19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9.751cm"/>
    </style:style>
    <style:style style:name="Tabla2.B" style:family="table-column">
      <style:table-column-properties style:column-width="4.454cm"/>
    </style:style>
    <style:style style:name="Tabla2.C" style:family="table-column">
      <style:table-column-properties style:column-width="5.2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0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51cm"/>
    </style:style>
    <style:style style:name="Tabla3.B" style:family="table-column">
      <style:table-column-properties style:column-width="4.454cm"/>
    </style:style>
    <style:style style:name="Tabla3.C" style:family="table-column">
      <style:table-column-properties style:column-width="5.2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8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7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1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a3.C31" style:family="table-cell" style:data-style-name="N1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9.751cm"/>
    </style:style>
    <style:style style:name="Tabla4.B" style:family="table-column">
      <style:table-column-properties style:column-width="4.454cm"/>
    </style:style>
    <style:style style:name="Tabla4.C" style:family="table-column">
      <style:table-column-properties style:column-width="5.29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f3cc41" officeooo:paragraph-rsid="01f3cc41" style:font-size-asian="12pt" style:font-weight-asian="bold" style:font-name-complex="Calibri2" style:font-size-complex="12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2pt" fo:language="gl" fo:country="ES" fo:font-weight="normal" officeooo:rsid="01f3cc41" officeooo:paragraph-rsid="02061f21" style:font-size-asian="1.75pt" style:font-weight-asian="normal" style:font-name-complex="Calibri2" style:font-size-complex="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2pt" fo:language="gl" fo:country="ES" fo:font-weight="bold" officeooo:rsid="014e8ab7" officeooo:paragraph-rsid="014e8ab7" style:font-size-asian="1.75pt" style:font-weight-asian="bold" style:font-name-complex="Calibri2" style:font-size-complex="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e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gl" fo:country="ES" officeooo:paragraph-rsid="01f256a9"/>
    </style:style>
    <style:style style:name="P37" style:family="paragraph" style:parent-style-name="Footnote">
      <style:text-properties officeooo:rsid="0202317f" officeooo:paragraph-rsid="0202317f"/>
    </style:style>
    <style:style style:name="P38" style:family="paragraph" style:parent-style-name="Standard">
      <style:text-properties fo:font-size="2pt" officeooo:paragraph-rsid="02061f21" style:font-size-asian="1.75pt" style:font-size-complex="2pt"/>
    </style:style>
    <style:style style:name="P39" style:family="paragraph" style:parent-style-name="Standard">
      <style:text-properties fo:font-size="2pt" fo:language="gl" fo:country="ES" officeooo:paragraph-rsid="01f3cc41" style:font-size-asian="1.75pt" style:font-size-complex="2pt"/>
    </style:style>
    <style:style style:name="P40" style:family="paragraph" style:parent-style-name="Standard">
      <style:text-properties fo:font-size="2pt" fo:language="gl" fo:country="ES" officeooo:paragraph-rsid="01fb3527" style:font-size-asian="1.75pt" style:font-size-complex="2pt"/>
    </style:style>
    <style:style style:name="P41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1a1597f" officeooo:paragraph-rsid="01fbe1cd" style:font-style-asian="normal" style:font-weight-asian="normal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96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99be" officeooo:paragraph-rsid="01fe9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0745" officeooo:paragraph-rsid="02010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75c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12pt" fo:language="gl" fo:country="ES" fo:font-weight="normal" officeooo:rsid="01f3cc41" officeooo:paragraph-rsid="01f3cc41" style:font-size-asian="12pt" style:font-weight-asian="normal" style:font-name-complex="Calibri2" style:font-size-complex="12pt" style:font-weight-complex="normal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" fo:font-size="6pt" officeooo:rsid="00112a49" style:font-size-asian="6pt" style:font-size-complex="6pt"/>
    </style:style>
    <style:style style:name="T10" style:family="text">
      <style:text-properties officeooo:rsid="004d515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1f4f06a"/>
    </style:style>
    <style:style style:name="T21" style:family="text">
      <style:text-properties fo:font-variant="normal" fo:text-transform="none" style:font-name="inherit" fo:letter-spacing="normal" fo:font-weight="bold" fo:background-color="transparent" loext:char-shading-value="0" style:font-weight-asian="bold" style:font-weight-complex="bold" loext:padding="0cm" loext:border="none"/>
    </style:style>
    <style:style style:name="T22" style:family="text">
      <style:text-properties fo:font-variant="normal" fo:text-transform="none" fo:color="#111111" loext:opacity="100%" style:font-name="Menlo" fo:font-size="9.60000038146973pt" fo:letter-spacing="normal"/>
    </style:style>
    <style:style style:name="T23" style:family="text">
      <style:text-properties officeooo:rsid="01f59fe8"/>
    </style:style>
    <style:style style:name="T24" style:family="text">
      <style:text-properties fo:color="#ff0000" loext:opacity="100%" fo:font-weight="bold" style:font-weight-asian="bold" style:font-weight-complex="bold"/>
    </style:style>
    <style:style style:name="T25" style:family="text">
      <style:text-properties fo:language="gl" fo:country="ES" officeooo:rsid="01f4f06a"/>
    </style:style>
    <style:style style:name="T26" style:family="text">
      <style:text-properties officeooo:rsid="01f96531"/>
    </style:style>
    <style:style style:name="T27" style:family="text">
      <style:text-properties officeooo:rsid="01fbe1c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1fffcfa"/>
    </style:style>
    <style:style style:name="T31" style:family="text">
      <style:text-properties officeooo:rsid="0202317f"/>
    </style:style>
    <style:style style:name="T32" style:family="text">
      <style:text-properties officeooo:rsid="0204c1cd"/>
    </style:style>
    <style:style style:name="T33" style:family="text">
      <style:text-properties officeooo:rsid="02060faf"/>
    </style:style>
    <style:style style:name="T34" style:family="text">
      <style:text-properties officeooo:rsid="02061f21"/>
    </style:style>
    <style:style style:name="T35" style:family="text">
      <style:text-properties officeooo:rsid="0208150c"/>
    </style:style>
    <style:style style:name="T36" style:family="text">
      <style:text-properties officeooo:rsid="0208e953"/>
    </style:style>
    <style:style style:name="T37" style:family="text">
      <style:text-properties officeooo:rsid="020cb453"/>
    </style:style>
    <style:style style:name="T3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6"><text:span text:style-name="T16">PRÁCTICA MME – UD0</text:span><text:span text:style-name="T17">4</text:span><text:span text:style-name="T16">-0</text:span><text:span text:style-name="T18">0</text:span><text:span text:style-name="T16"> </text:span><text:span text:style-name="T13">– </text:span><text:span text:style-name="T14">Obter información </text:span><text:span text:style-name="T15">do sistem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5">NÚMERO DE GRUPO</text:p>
          </table:table-cell>
          <table:table-cell table:style-name="IntegrantesGrupo.B2" office:value-type="string">
            <text:p text:style-name="P33">FUNCIÓNS</text:p>
          </table:table-cell>
          <table:table-cell table:style-name="IntegrantesGrupo.C2" office:value-type="string">
            <text:p text:style-name="P34">Apelidos, Nome</text:p>
          </table:table-cell>
        </table:table-row>
        <table:table-row>
          <table:table-cell table:style-name="IntegrantesGrupo.A3" table:number-rows-spanned="3" office:value-type="string">
            <text:p text:style-name="P4"/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6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6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23"><text:span text:style-name="T11"><text:s/>Responsable</text:span> <text:span text:style-name="T12">D</text:span><text:span text:style-name="T11">ocumentación:</text:span></text:p>
          </table:table-cell>
          <table:table-cell table:style-name="IntegrantesGrupo.C5">
            <text:p text:style-name="P22"/>
          </table:table-cell>
        </table:table-row>
      </table:table>
      <text:p text:style-name="P28"/>
      <text:p text:style-name="P26"><text:span text:style-name="T23">Emprega</text:span> a máquina virtual con Kalilinux e realiza as seguintes tarefas. <text:s/></text:p>
      <text:list xml:id="list3709135963" text:style-name="L8">
        <text:list-item>
          <text:p text:style-name="P66">Usuario: kali contrasinal: kali</text:p>
        </text:list-item>
        <text:list-item>
          <text:p text:style-name="P66">Usuario: root contrasinal: toor </text:p>
        </text:list-item>
      </text:list>
      <text:p text:style-name="P27"/>
      <table:table table:name="Tabla5" table:style-name="Tabla5" table:template-name="Box List Blue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32">A) <text:s/><text:span text:style-name="T34">A ferramenta dmidecode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Ferramentas que imos aprender:</text:p>
            <text:list xml:id="list2274275520" text:style-name="L1">
              <text:list-item>
                <text:p text:style-name="P42">dmidecode</text:p>
              </text:list-item>
            </text:list>
          </table:table-cell>
          <table:table-cell table:style-name="Tabla5.B2" table:number-columns-spanned="2" office:value-type="string">
            <text:p text:style-name="P21">Outras ferramentas que imos empregar:grep , man, cat, apt , <text:span text:style-name="T34">less</text:span>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list xml:id="list2711003137" text:style-name="L2">
              <text:list-item>
                <text:p text:style-name="P44">Temos que configurar o teclado en español</text:p>
              </text:list-item>
            </text:list>
          </table:table-cell>
          <table:covered-table-cell/>
          <table:table-cell table:style-name="Tabla5.C3" office:value-type="string">
            <text:p text:style-name="P11">setxkbmap es </text:p>
          </table:table-cell>
        </table:table-row>
        <table:table-row table:style-name="Tabla5.1">
          <table:table-cell table:style-name="Tabla5.A2" table:number-columns-spanned="2" office:value-type="string">
            <text:list xml:id="list171436272290447" text:continue-numbering="true" text:style-name="L2">
              <text:list-item>
                <text:p text:style-name="P44">Poñemonos como root</text:p>
              </text:list-item>
            </text:list>
          </table:table-cell>
          <table:covered-table-cell/>
          <table:table-cell table:style-name="Tabla5.B2" office:value-type="string">
            <text:p text:style-name="P17"><text:span text:style-name="T37">s</text:span>udo su</text:p>
          </table:table-cell>
        </table:table-row>
        <table:table-row table:style-name="Tabla5.1">
          <table:table-cell table:style-name="Tabla5.A3" table:number-columns-spanned="2" office:value-type="string">
            <text:list xml:id="list171435814345623" text:continue-numbering="true" text:style-name="L2">
              <text:list-item>
                <text:p text:style-name="P44"><text:span text:style-name="T34">Consultamos o manual sobre dmidecode</text:span> </text:p>
              </text:list-item>
            </text:list>
          </table:table-cell>
          <table:covered-table-cell/>
          <table:table-cell table:style-name="Tabla5.C3" office:value-type="string">
            <text:p text:style-name="P17">man dmidecode</text:p>
          </table:table-cell>
        </table:table-row>
        <table:table-row table:style-name="Tabla5.1">
          <table:table-cell table:style-name="Tabla5.A2" table:number-columns-spanned="2" office:value-type="string">
            <text:list xml:id="list171435290605140" text:continue-numbering="true" text:style-name="L2">
              <text:list-item>
                <text:p text:style-name="P43">Como podemos consultar información da BIOS?</text:p>
              </text:list-item>
            </text:list>
          </table:table-cell>
          <table:covered-table-cell/>
          <table:table-cell table:style-name="Tabla5.B2" office:value-type="string">
            <text:p text:style-name="P17">dmidecode -t bios </text:p>
          </table:table-cell>
        </table:table-row>
        <table:table-row table:style-name="Tabla5.1">
          <table:table-cell table:style-name="Tabla5.A3" table:number-columns-spanned="2" office:value-type="string">
            <text:list xml:id="list171435336064768" text:continue-numbering="true" text:style-name="L2">
              <text:list-item>
                <text:list>
                  <text:list-item>
                    <text:p text:style-name="P43">Quen é o fabricante da BIOS?</text:p>
                  </text:list-item>
                </text:list>
              </text:list-item>
            </text:list>
          </table:table-cell>
          <table:covered-table-cell/>
          <table:table-cell table:style-name="Tabla5.C3" office:value-type="string">
            <text:p text:style-name="P17">American Megatrends Inc.</text:p>
          </table:table-cell>
        </table:table-row>
        <table:table-row table:style-name="Tabla5.1">
          <table:table-cell table:style-name="Tabla5.A2" table:number-columns-spanned="2" office:value-type="string">
            <text:list xml:id="list171435509668200" text:continue-numbering="true" text:style-name="L2">
              <text:list-item>
                <text:list>
                  <text:list-item>
                    <text:p text:style-name="P43">Cal é o tamaño da memoria ROM?</text:p>
                  </text:list-item>
                </text:list>
              </text:list-item>
            </text:list>
          </table:table-cell>
          <table:covered-table-cell/>
          <table:table-cell table:style-name="Tabla5.B2" office:value-type="string">
            <text:p text:style-name="P17">1 MB</text:p>
          </table:table-cell>
        </table:table-row>
        <table:table-row table:style-name="Tabla5.1">
          <table:table-cell table:style-name="Tabla5.A3" table:number-columns-spanned="2" office:value-type="string">
            <text:list xml:id="list171436392148032" text:continue-numbering="true" text:style-name="L2">
              <text:list-item>
                <text:list>
                  <text:list-item>
                    <text:p text:style-name="P43">Cal é a data da última actualización da BIOS?</text:p>
                  </text:list-item>
                </text:list>
              </text:list-item>
            </text:list>
          </table:table-cell>
          <table:covered-table-cell/>
          <table:table-cell table:style-name="Tabla5.C9" office:value-type="float" office:value="40414">
            <text:p text:style-name="P17">40414</text:p>
          </table:table-cell>
        </table:table-row>
        <table:table-row table:style-name="Tabla5.1">
          <table:table-cell table:style-name="Tabla5.A2" table:number-columns-spanned="2" office:value-type="string">
            <text:list xml:id="list171435197058543" text:continue-numbering="true" text:style-name="L2">
              <text:list-item>
                <text:p text:style-name="P43">Como podemos consultar información do sistema?</text:p>
              </text:list-item>
            </text:list>
          </table:table-cell>
          <table:covered-table-cell/>
          <table:table-cell table:style-name="Tabla5.B2" office:value-type="string">
            <text:p text:style-name="P17">dmidecode -t system</text:p>
          </table:table-cell>
        </table:table-row>
        <table:table-row table:style-name="Tabla5.1">
          <table:table-cell table:style-name="Tabla5.A3" table:number-columns-spanned="2" office:value-type="string">
            <text:list xml:id="list171436449686321" text:continue-numbering="true" text:style-name="L2">
              <text:list-item>
                <text:list>
                  <text:list-item>
                    <text:p text:style-name="P43">Cal é o numero de serie do sistema?</text:p>
                  </text:list-item>
                </text:list>
              </text:list-item>
            </text:list>
          </table:table-cell>
          <table:covered-table-cell/>
          <table:table-cell table:style-name="Tabla5.C9">
            <text:p text:style-name="P11"/>
          </table:table-cell>
        </table:table-row>
        <table:table-row table:style-name="Tabla5.1">
          <table:table-cell table:style-name="Tabla5.A2" table:number-columns-spanned="2" office:value-type="string">
            <text:list xml:id="list171436926325153" text:continue-numbering="true" text:style-name="L2">
              <text:list-item>
                <text:list>
                  <text:list-item>
                    <text:p text:style-name="P43">Cal é o UUID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11"/>
          </table:table-cell>
        </table:table-row>
        <table:table-row table:style-name="Tabla5.1">
          <table:table-cell table:style-name="Tabla5.A3" table:number-columns-spanned="2" office:value-type="string">
            <text:list xml:id="list171436144785610" text:continue-numbering="true" text:style-name="L2">
              <text:list-item>
                <text:p text:style-name="P43">Como podemos consultar información da placa base?</text:p>
              </text:list-item>
            </text:list>
          </table:table-cell>
          <table:covered-table-cell/>
          <table:table-cell table:style-name="Tabla5.C3" office:value-type="string">
            <text:p text:style-name="P11">dmidecode -t baseboard</text:p>
          </table:table-cell>
        </table:table-row>
        <table:table-row table:style-name="Tabla5.1">
          <table:table-cell table:style-name="Tabla5.A2" table:number-columns-spanned="2" office:value-type="string">
            <text:list xml:id="list171436155385884" text:continue-numbering="true" text:style-name="L2">
              <text:list-item>
                <text:list>
                  <text:list-item>
                    <text:p text:style-name="P43">Quen é o fabricante?</text:p>
                  </text:list-item>
                </text:list>
              </text:list-item>
            </text:list>
          </table:table-cell>
          <table:covered-table-cell/>
          <table:table-cell table:style-name="Tabla5.B2" office:value-type="string">
            <text:p text:style-name="P17">Austek Computer Inc.</text:p>
          </table:table-cell>
        </table:table-row>
        <table:table-row table:style-name="Tabla5.1">
          <table:table-cell table:style-name="Tabla5.A3" table:number-columns-spanned="2" office:value-type="string">
            <text:list xml:id="list171437204428556" text:continue-numbering="true" text:style-name="L2">
              <text:list-item>
                <text:list>
                  <text:list-item>
                    <text:p text:style-name="P43">Cal é o modelo da placa base?</text:p>
                  </text:list-item>
                </text:list>
              </text:list-item>
            </text:list>
          </table:table-cell>
          <table:covered-table-cell/>
          <table:table-cell table:style-name="Tabla5.C3" office:value-type="string">
            <text:p text:style-name="P17">M4A78LT-M</text:p>
          </table:table-cell>
        </table:table-row>
        <table:table-row table:style-name="Tabla5.1">
          <table:table-cell table:style-name="Tabla5.A2" table:number-columns-spanned="2" office:value-type="string">
            <text:list xml:id="list171436221944488" text:continue-numbering="true" text:style-name="L2">
              <text:list-item>
                <text:list>
                  <text:list-item>
                    <text:p text:style-name="P43">Cal é o nº de serie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17"/>
          </table:table-cell>
        </table:table-row>
        <table:table-row table:style-name="Tabla5.1">
          <table:table-cell table:style-name="Tabla5.A3" table:number-columns-spanned="2" office:value-type="string">
            <text:list xml:id="list171436573066540" text:continue-numbering="true" text:style-name="L2">
              <text:list-item>
                <text:p text:style-name="P43">Como podemos obter información sobre o hardware instalado no sistema?</text:p>
              </text:list-item>
            </text:list>
          </table:table-cell>
          <table:covered-table-cell/>
          <table:table-cell table:style-name="Tabla5.C3" office:value-type="string">
            <text:p text:style-name="P17">dmidecode -t chassis </text:p>
          </table:table-cell>
        </table:table-row>
        <table:table-row table:style-name="Tabla5.1">
          <table:table-cell table:style-name="Tabla5.A2" table:number-columns-spanned="2" office:value-type="string">
            <text:list xml:id="list171437153373855" text:continue-numbering="true" text:style-name="L2">
              <text:list-item>
                <text:p text:style-name="P43">Como podemos obter información da memoria RAM?</text:p>
              </text:list-item>
            </text:list>
          </table:table-cell>
          <table:covered-table-cell/>
          <table:table-cell table:style-name="Tabla5.B2" office:value-type="string">
            <text:p text:style-name="P11">dmidecode -t memory</text:p>
          </table:table-cell>
        </table:table-row>
        <table:table-row table:style-name="Tabla5.1">
          <table:table-cell table:style-name="Tabla5.A19" table:number-columns-spanned="2" office:value-type="string">
            <text:p text:style-name="P25"/>
          </table:table-cell>
          <table:covered-table-cell/>
          <table:table-cell table:style-name="Tabla5.C19" office:value-type="string">
            <text:p text:style-name="P24"/>
          </table:table-cell>
        </table:table-row>
      </table:table>
      <text:p text:style-name="P38"/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9"><text:span text:style-name="T34">B</text:span>) <text:span text:style-name="T20">Información sobre a CPU 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18">Ferramentas que imos aprender:</text:p>
            <text:list xml:id="list171436399222875" text:continue-list="list2274275520" text:style-name="L1">
              <text:list-item>
                <text:p text:style-name="P48">lshw</text:p>
              </text:list-item>
              <text:list-item>
                <text:p text:style-name="P48"><text:s/>/proc/cpuinfo</text:p>
              </text:list-item>
              <text:list-item>
                <text:p text:style-name="P48">nproc</text:p>
              </text:list-item>
              <text:list-item>
                <text:p text:style-name="P48">lscpu</text:p>
              </text:list-item>
            </text:list>
          </table:table-cell>
          <table:table-cell table:style-name="Tabla2.B2" table:number-columns-spanned="2" office:value-type="string">
            <text:p text:style-name="P18">Outras ferramentas que imos empregar:</text:p>
            <text:list xml:id="list4099697049" text:style-name="L3">
              <text:list-item>
                <text:p text:style-name="P50">grep</text:p>
              </text:list-item>
              <text:list-item>
                <text:p text:style-name="P50">man</text:p>
              </text:list-item>
              <text:list-item>
                <text:p text:style-name="P50">cat</text:p>
              </text:list-item>
              <text:list-item>
                <text:p text:style-name="P50">apt 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969366720" text:style-name="L4">
              <text:list-item>
                <text:p text:style-name="P45">Temos que configurar o teclado en español</text:p>
              </text:list-item>
            </text:list>
          </table:table-cell>
          <table:covered-table-cell/>
          <table:table-cell table:style-name="Tabla2.C3" office:value-type="string">
            <text:p text:style-name="P7">setxkbmap es </text:p>
          </table:table-cell>
        </table:table-row>
        <table:table-row table:style-name="Tabla2.1">
          <table:table-cell table:style-name="Tabla2.A2" table:number-columns-spanned="2" office:value-type="string">
            <text:list xml:id="list171437269400537" text:continue-numbering="true" text:style-name="L4">
              <text:list-item>
                <text:p text:style-name="P45">Poñemonos como root</text:p>
              </text:list-item>
            </text:list>
          </table:table-cell>
          <table:covered-table-cell/>
          <table:table-cell table:style-name="Tabla2.B2" office:value-type="string">
            <text:p text:style-name="P7">sudo su <text:soft-page-break/></text:p>
          </table:table-cell>
        </table:table-row>
        <table:table-row table:style-name="Tabla2.1">
          <table:table-cell table:style-name="Tabla2.A3" table:number-columns-spanned="2" office:value-type="string">
            <text:list xml:id="list171435501842071" text:continue-numbering="true" text:style-name="L4">
              <text:list-item>
                <text:p text:style-name="P45">Actualizamos os repositorios </text:p>
              </text:list-item>
            </text:list>
          </table:table-cell>
          <table:covered-table-cell/>
          <table:table-cell table:style-name="Tabla2.C3" office:value-type="string">
            <text:p text:style-name="P7">apt update <text:s text:c="4"/></text:p>
          </table:table-cell>
        </table:table-row>
        <table:table-row table:style-name="Tabla2.1">
          <table:table-cell table:style-name="Tabla2.A2" table:number-columns-spanned="2" office:value-type="string">
            <text:list xml:id="list171437150541233" text:continue-numbering="true" text:style-name="L4">
              <text:list-item>
                <text:p text:style-name="P45">Instalamos con apt lswh</text:p>
              </text:list-item>
            </text:list>
          </table:table-cell>
          <table:covered-table-cell/>
          <table:table-cell table:style-name="Tabla2.B2" office:value-type="string">
            <text:p text:style-name="P7">apt install lshw -y </text:p>
          </table:table-cell>
        </table:table-row>
        <table:table-row table:style-name="Tabla2.1">
          <table:table-cell table:style-name="Tabla2.A3" table:number-columns-spanned="2" office:value-type="string">
            <text:list xml:id="list171435776771095" text:continue-numbering="true" text:style-name="L4">
              <text:list-item>
                <text:p text:style-name="P45"><text:span text:style-name="T20">Consultamos o manual como empregar lswh </text:span><text:s/></text:p>
              </text:list-item>
            </text:list>
          </table:table-cell>
          <table:covered-table-cell/>
          <table:table-cell table:style-name="Tabla2.C3" office:value-type="string">
            <text:p text:style-name="P7"><text:span text:style-name="T20">man lshw</text:span> </text:p>
          </table:table-cell>
        </table:table-row>
        <table:table-row table:style-name="Tabla2.1">
          <table:table-cell table:style-name="Tabla2.A2" table:number-columns-spanned="2" office:value-type="string">
            <text:list xml:id="list171437164377030" text:continue-numbering="true" text:style-name="L4">
              <text:list-item>
                <text:p text:style-name="P52">Consultamos unha lista do hardware abreviada onde podemos ver datos como o procesador, o almacenamento, o sistema, o monitor.... Fíxate tamén as diferentes “clases” de dispositivos. </text:p>
              </text:list-item>
            </text:list>
          </table:table-cell>
          <table:covered-table-cell/>
          <table:table-cell table:style-name="Tabla2.B2" office:value-type="string">
            <text:p text:style-name="P7"><text:span text:style-name="T20">l</text:span>shw -short</text:p>
          </table:table-cell>
        </table:table-row>
        <table:table-row table:style-name="Tabla2.1">
          <table:table-cell table:style-name="Tabla2.A3" table:number-columns-spanned="2" office:value-type="string">
            <text:list xml:id="list171436929428456" text:continue-numbering="true" text:style-name="L4">
              <text:list-item>
                <text:p text:style-name="P52">Un dos parámetros da ferramenta é -class que podemos filtrar información pola clase. Por exemplo se queremos obter aqueles que sexan un disco. </text:p>
              </text:list-item>
            </text:list>
          </table:table-cell>
          <table:covered-table-cell/>
          <table:table-cell table:style-name="Tabla2.C3" office:value-type="string">
            <text:p text:style-name="P7">lshw -class disk </text:p>
          </table:table-cell>
        </table:table-row>
        <table:table-row table:style-name="Tabla2.1">
          <table:table-cell table:style-name="Tabla2.A2" table:number-columns-spanned="2" office:value-type="string">
            <text:list xml:id="list171436927159351" text:continue-numbering="true" text:style-name="L4">
              <text:list-item>
                <text:p text:style-name="P52">Obtén empregando a clase a información dos seguintes dispositivos</text:p>
              </text:list-item>
            </text:list>
          </table:table-cell>
          <table:covered-table-cell/>
          <table:table-cell table:style-name="Tabla2.C10">
            <text:p text:style-name="P7"/>
          </table:table-cell>
        </table:table-row>
        <table:table-row table:style-name="Tabla2.1">
          <table:table-cell table:style-name="Tabla2.A3" table:number-columns-spanned="2" office:value-type="string">
            <text:list xml:id="list171437155633711" text:continue-numbering="true" text:style-name="L4">
              <text:list-item>
                <text:p text:style-name="P52">Información do procesador</text:p>
              </text:list-item>
            </text:list>
          </table:table-cell>
          <table:covered-table-cell/>
          <table:table-cell table:style-name="Tabla2.C3" office:value-type="string">
            <text:p text:style-name="P7"><text:span text:style-name="T26">l</text:span>shw -class processor</text:p>
          </table:table-cell>
        </table:table-row>
        <table:table-row table:style-name="Tabla2.1">
          <table:table-cell table:style-name="Tabla2.A2" table:number-columns-spanned="2" office:value-type="string">
            <text:list xml:id="list171436261712497" text:continue-numbering="true" text:style-name="L4">
              <text:list-item>
                <text:list>
                  <text:list-item>
                    <text:p text:style-name="P52">Fabricante: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7"/>
          </table:table-cell>
        </table:table-row>
        <table:table-row table:style-name="Tabla2.1">
          <table:table-cell table:style-name="Tabla2.A3" table:number-columns-spanned="2" office:value-type="string">
            <text:list xml:id="list171436909124760" text:continue-numbering="true" text:style-name="L4">
              <text:list-item>
                <text:list>
                  <text:list-item>
                    <text:p text:style-name="P52">Modelo: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7"/>
          </table:table-cell>
        </table:table-row>
        <table:table-row table:style-name="Tabla2.1">
          <table:table-cell table:style-name="Tabla2.A2" table:number-columns-spanned="2" office:value-type="string">
            <text:list xml:id="list171437087832243" text:continue-numbering="true" text:style-name="L4">
              <text:list-item>
                <text:list>
                  <text:list-item>
                    <text:p text:style-name="P52">Ancho do bus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7"/>
          </table:table-cell>
        </table:table-row>
        <table:table-row table:style-name="Tabla2.1">
          <table:table-cell table:style-name="Tabla2.A3" table:number-columns-spanned="2" office:value-type="string">
            <text:list xml:id="list171437018168920" text:continue-numbering="true" text:style-name="L4">
              <text:list-item>
                <text:p text:style-name="P65"><text:span text:style-name="T25">Compara esta <text:s/>información coa que se almacena en </text:span><text:span text:style-name="Source_20_Text"><text:span text:style-name="T21">/proc/cpuinfo</text:span></text:span></text:p>
              </text:list-item>
            </text:list>
          </table:table-cell>
          <table:covered-table-cell/>
          <table:table-cell table:style-name="Tabla2.C13">
            <text:p text:style-name="P7"/>
          </table:table-cell>
        </table:table-row>
        <table:table-row table:style-name="Tabla2.1">
          <table:table-cell table:style-name="Tabla2.A2" table:number-columns-spanned="2" office:value-type="string">
            <text:list xml:id="list171436079843352" text:continue-numbering="true" text:style-name="L4">
              <text:list-item>
                <text:list>
                  <text:list-item>
                    <text:p text:style-name="P52">Que comando nos permite ver o ficheiro cpuinf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2">cat /proc/cpuinfo</text:p>
          </table:table-cell>
        </table:table-row>
        <table:table-row table:style-name="Tabla2.1">
          <table:table-cell table:style-name="Tabla2.A3" table:number-columns-spanned="2" office:value-type="string">
            <text:list xml:id="list171436394749019" text:continue-numbering="true" text:style-name="L4">
              <text:list-item>
                <text:list>
                  <text:list-item>
                    <text:p text:style-name="P53">Cal é a frecuencia de funcionamento 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2"/>
          </table:table-cell>
        </table:table-row>
        <table:table-row table:style-name="Tabla2.1">
          <table:table-cell table:style-name="Tabla2.A2" table:number-columns-spanned="2" office:value-type="string">
            <text:list xml:id="list171435497191582" text:continue-numbering="true" text:style-name="L4">
              <text:list-item>
                <text:list>
                  <text:list-item>
                    <text:p text:style-name="P53">Cantos cores ten a MV?</text:p>
                  </text:list-item>
                </text:list>
              </text:list-item>
            </text:list>
          </table:table-cell>
          <table:covered-table-cell/>
          <table:table-cell table:style-name="Tabla2.C10" office:value-type="float" office:value="2">
            <text:p text:style-name="P13">2</text:p>
          </table:table-cell>
        </table:table-row>
        <table:table-row table:style-name="Tabla2.1">
          <table:table-cell table:style-name="Tabla2.A3" table:number-columns-spanned="2" office:value-type="string">
            <text:list xml:id="list171435813116962" text:continue-numbering="true" text:style-name="L4">
              <text:list-item>
                <text:list>
                  <text:list-item>
                    <text:p text:style-name="P53">Dispón de FPU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3">Si</text:p>
          </table:table-cell>
        </table:table-row>
        <table:table-row table:style-name="Tabla2.1">
          <table:table-cell table:style-name="Tabla2.A2" table:number-columns-spanned="2" office:value-type="string">
            <text:list xml:id="list171436640695811" text:continue-numbering="true" text:style-name="L4">
              <text:list-item>
                <text:p text:style-name="P53">Apaga a máquina e configura con 4 procesadores.</text:p>
              </text:list-item>
            </text:list>
          </table:table-cell>
          <table:covered-table-cell/>
          <table:table-cell table:style-name="Tabla2.C10">
            <text:p text:style-name="P12"/>
          </table:table-cell>
        </table:table-row>
        <table:table-row table:style-name="Tabla2.1">
          <table:table-cell table:style-name="Tabla2.A3" table:number-columns-spanned="2" office:value-type="string">
            <text:list xml:id="list171435413975732" text:continue-numbering="true" text:style-name="L4">
              <text:list-item>
                <text:list>
                  <text:list-item>
                    <text:p text:style-name="P53">Que comando nos permite obter <text:s/>esta información?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2">cat /proc/cpuinfo <text:span text:style-name="T23">| grep cpu</text:span></text:p>
          </table:table-cell>
        </table:table-row>
        <table:table-row table:style-name="Tabla2.1">
          <table:table-cell table:style-name="Tabla2.A2" table:number-columns-spanned="2" office:value-type="string">
            <text:list xml:id="list171436440847697" text:continue-numbering="true" text:style-name="L4">
              <text:list-item>
                <text:list>
                  <text:list-item>
                    <text:p text:style-name="P53">Emprega o manual e verifica para que serve nproc . Que comando empregaches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3"><text:s/>man nproc</text:p>
          </table:table-cell>
        </table:table-row>
        <table:table-row table:style-name="Tabla2.1">
          <table:table-cell table:style-name="Tabla2.A3" table:number-columns-spanned="2" office:value-type="string">
            <text:list xml:id="list171436998345285" text:continue-numbering="true" text:style-name="L4">
              <text:list-item>
                <text:list>
                  <text:list-item>
                    <text:p text:style-name="P53"><text:s/>O comando <text:span text:style-name="T19">nproc</text:span> para que nos serv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3">Indica o nº de procesadores</text:p>
          </table:table-cell>
        </table:table-row>
        <table:table-row table:style-name="Tabla2.1">
          <table:table-cell table:style-name="Tabla2.A2" table:number-columns-spanned="2" office:value-type="string">
            <text:list xml:id="list171435648380640" text:continue-numbering="true" text:style-name="L4">
              <text:list-item>
                <text:list>
                  <text:list-item>
                    <text:p text:style-name="P53">A información que nos mostra <text:span text:style-name="T19">nproc </text:span><text:s/>é coherente co vist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3">Si</text:p>
          </table:table-cell>
        </table:table-row>
        <table:table-row table:style-name="Tabla2.1">
          <table:table-cell table:style-name="Tabla2.A3" table:number-columns-spanned="2" office:value-type="string">
            <text:list xml:id="list171436511039188" text:continue-numbering="true" text:style-name="L4">
              <text:list-item>
                <text:p text:style-name="P53"><text:s/><text:span text:style-name="T19">Agora intentarás descubrir información da CPU empregando o comando </text:span><text:span text:style-name="T24">lscpu</text:span></text:p>
              </text:list-item>
            </text:list>
          </table:table-cell>
          <table:covered-table-cell/>
          <table:table-cell table:style-name="Tabla2.C13">
            <text:p text:style-name="P13"/>
          </table:table-cell>
        </table:table-row>
        <table:table-row table:style-name="Tabla2.1">
          <table:table-cell table:style-name="Tabla2.A2" table:number-columns-spanned="2" office:value-type="string">
            <text:list xml:id="list171437174153139" text:continue-numbering="true" text:style-name="L4">
              <text:list-item>
                <text:list>
                  <text:list-item>
                    <text:p text:style-name="P53">Cal é o tamaño da cache de prim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3"/>
          </table:table-cell>
        </table:table-row>
        <table:table-row table:style-name="Tabla2.1">
          <table:table-cell table:style-name="Tabla2.A3" table:number-columns-spanned="2" office:value-type="string">
            <text:list xml:id="list171436003917017" text:continue-numbering="true" text:style-name="L4">
              <text:list-item>
                <text:list>
                  <text:list-item>
                    <text:p text:style-name="P53">Cal é o tamaño da cache de segundo nivel? 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3"/>
          </table:table-cell>
        </table:table-row>
        <table:table-row table:style-name="Tabla2.1">
          <table:table-cell table:style-name="Tabla2.A2" table:number-columns-spanned="2" office:value-type="string">
            <text:list xml:id="list171436223236186" text:continue-numbering="true" text:style-name="L4">
              <text:list-item>
                <text:list>
                  <text:list-item>
                    <text:p text:style-name="P53">Cal é o tamaño da cache de terc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3"/>
          </table:table-cell>
        </table:table-row>
        <table:table-row table:style-name="Tabla2.1">
          <table:table-cell table:style-name="Tabla2.A3" table:number-columns-spanned="2" office:value-type="string">
            <text:list xml:id="list171436684813808" text:continue-numbering="true" text:style-name="L4">
              <text:list-item>
                <text:list>
                  <text:list-item>
                    <text:p text:style-name="P53">Cal é o vendedor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3"/>
          </table:table-cell>
        </table:table-row>
        <table:table-row table:style-name="Tabla2.1">
          <table:table-cell table:style-name="Tabla2.A2" table:number-columns-spanned="2" office:value-type="string">
            <text:list xml:id="list171436571687890" text:continue-numbering="true" text:style-name="L4">
              <text:list-item>
                <text:list>
                  <text:list-item>
                    <text:p text:style-name="P53">Cal é o modelo da bios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3"/>
          </table:table-cell>
        </table:table-row>
        <table:table-row table:style-name="Tabla2.1">
          <table:table-cell table:style-name="Tabla2.A3" table:number-columns-spanned="2" office:value-type="string">
            <text:list xml:id="list171435322218777" text:continue-numbering="true" text:style-name="L4">
              <text:list-item>
                <text:list>
                  <text:list-item>
                    <text:p text:style-name="P53">Existe algunha vulnerabilidad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3"><text:s/></text:p>
          </table:table-cell>
        </table:table-row>
        <table:table-row table:style-name="Tabla2.1">
          <table:table-cell table:style-name="Tabla2.A2" table:number-columns-spanned="2" office:value-type="string">
            <text:list xml:id="list171435816159171" text:continue-numbering="true" text:style-name="L4">
              <text:list-item>
                <text:list>
                  <text:list-item>
                    <text:p text:style-name="P53">Que parámetro nos indica que o sistema é virtualizad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3">Hipervisor <text:s/>vendor</text:p>
          </table:table-cell>
        </table:table-row>
        <table:table-row table:style-name="Tabla2.1">
          <table:table-cell table:style-name="Tabla2.A3" table:number-columns-spanned="2" office:value-type="string">
            <text:list xml:id="list171436538325340" text:continue-numbering="true" text:style-name="L4">
              <text:list-item>
                <text:list>
                  <text:list-item>
                    <text:p text:style-name="P53">Emprega o manual e consulta cal é a fonte de información do <text:soft-page-break/>comando lscpu.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3">/proc/cpuinfo</text:p>
          </table:table-cell>
        </table:table-row>
      </table:table>
      <text:p text:style-name="P39"/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0"><text:span text:style-name="T36">C</text:span>) <text:span text:style-name="T20">Información sobre </text:span><text:span text:style-name="T27">a RAM 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9">Ferramentas que imos aprender:</text:p>
            <text:list xml:id="list171436432427570" text:continue-list="list171436399222875" text:style-name="L1">
              <text:list-item>
                <text:p text:style-name="P54">/proc/meminfo/ </text:p>
              </text:list-item>
              <text:list-item>
                <text:p text:style-name="P55">free </text:p>
              </text:list-item>
              <text:list-item>
                <text:p text:style-name="P55">vmstat -s -S M <text:s/></text:p>
              </text:list-item>
              <text:list-item>
                <text:p text:style-name="P56">dmidecode</text:p>
              </text:list-item>
            </text:list>
          </table:table-cell>
          <table:table-cell table:style-name="Tabla3.B2" table:number-columns-spanned="2" office:value-type="string">
            <text:p text:style-name="P19">Outras ferramentas que imos empregar: grep , <text:s/>man , cat , apt , <text:s/><text:span text:style-name="T33">less <text:s/>, more</text:span>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523337007" text:style-name="L5">
              <text:list-item>
                <text:p text:style-name="P46">Temos que configurar o teclado en español</text:p>
              </text:list-item>
            </text:list>
          </table:table-cell>
          <table:covered-table-cell/>
          <table:table-cell table:style-name="Tabla3.C3" office:value-type="string">
            <text:p text:style-name="P8">setxkbmap es </text:p>
          </table:table-cell>
        </table:table-row>
        <table:table-row table:style-name="Tabla3.1">
          <table:table-cell table:style-name="Tabla3.A2" table:number-columns-spanned="2" office:value-type="string">
            <text:list xml:id="list171435490372048" text:continue-numbering="true" text:style-name="L5">
              <text:list-item>
                <text:p text:style-name="P58">No directorio<text:span text:style-name="T19"> /</text:span><text:span text:style-name="T29">proc/meminfo </text:span><text:span text:style-name="T30">temos información sobre o uso da memoria física e do arquivo de intercambio. </text:span></text:p>
                <text:p text:style-name="P59">Que comando podemos empregar para ver o ficheiro?</text:p>
              </text:list-item>
            </text:list>
          </table:table-cell>
          <table:covered-table-cell/>
          <table:table-cell table:style-name="Tabla3.B2" office:value-type="string">
            <text:p text:style-name="P14"><text:span text:style-name="T37">c</text:span>at /<text:span text:style-name="T28">proc</text:span>/meminfo</text:p>
          </table:table-cell>
        </table:table-row>
        <table:table-row table:style-name="Tabla3.1">
          <table:table-cell table:style-name="Tabla3.A3" table:number-columns-spanned="2" office:value-type="string">
            <text:list xml:id="list171435408395716" text:continue-numbering="true" text:style-name="L5">
              <text:list-item>
                <text:list>
                  <text:list-item>
                    <text:p text:style-name="P60">Cal é o tamaño total da memoria e que parámetro o índica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6">MemTotal: xxx kB</text:p>
          </table:table-cell>
        </table:table-row>
        <table:table-row table:style-name="Tabla3.1">
          <table:table-cell table:style-name="Tabla3.A2" table:number-columns-spanned="2" office:value-type="string">
            <text:list xml:id="list171436787632299" text:continue-numbering="true" text:style-name="L5">
              <text:list-item>
                <text:list>
                  <text:list-item>
                    <text:p text:style-name="P60">Cal é a memoria libre e que parámetro o indica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6">MemFree: xxx kB</text:p>
          </table:table-cell>
        </table:table-row>
        <table:table-row table:style-name="Tabla3.1">
          <table:table-cell table:style-name="Tabla3.A3" table:number-columns-spanned="2" office:value-type="string">
            <text:list xml:id="list171436096649669" text:continue-numbering="true" text:style-name="L5">
              <text:list-item>
                <text:list>
                  <text:list-item>
                    <text:p text:style-name="P60">Cal é o tamaño total da memoria de intercambio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6">SwapTotal: xxxKB</text:p>
          </table:table-cell>
        </table:table-row>
        <table:table-row table:style-name="Tabla3.1">
          <table:table-cell table:style-name="Tabla3.A2" table:number-columns-spanned="2" office:value-type="string">
            <text:list xml:id="list171436235565127" text:continue-numbering="true" text:style-name="L5">
              <text:list-item>
                <text:list>
                  <text:list-item>
                    <text:p text:style-name="P61">Revisa no seguinte <text:a xlink:type="simple" xlink:href="https://www.linuxav.net/content/2009/06/procmeminfo-explicado/" text:style-name="Internet_20_link" text:visited-style-name="Visited_20_Internet_20_Link">artigo</text:a><text:a xlink:type="simple" xlink:href="https://www.linuxav.net/content/2009/06/procmeminfo-explicado/" text:style-name="Internet_20_link" text:visited-style-name="Visited_20_Internet_20_Link"><text:note text:id="ftn1" text:note-class="footnote"><text:note-citation>1</text:note-citation><text:note-body><text:p text:style-name="P37">Ligazón : <text:a xlink:type="simple" xlink:href="https://www.linuxav.net/content/2009/06/procmeminfo-explicado/" text:style-name="Internet_20_link" text:visited-style-name="Visited_20_Internet_20_Link">https://www.linuxav.net/content/2009/06/procmeminfo-explicado/</text:a> </text:p></text:note-body></text:note></text:a><text:a xlink:type="simple" xlink:href="https://www.linuxav.net/content/2009/06/procmeminfo-explicado/" text:style-name="Internet_20_link" text:visited-style-name="Visited_20_Internet_20_Link"> </text:a>cal é a diferencia entre “active” e “inact_dirty”. </text:p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8"/>
          </table:table-cell>
        </table:table-row>
        <table:table-row table:style-name="Tabla3.1">
          <table:table-cell table:style-name="Tabla3.A3" table:number-columns-spanned="2" office:value-type="string">
            <text:list xml:id="list171435487752659" text:continue-numbering="true" text:style-name="L5">
              <text:list-item>
                <text:p text:style-name="P62">O comando <text:span text:style-name="T19">free </text:span>amosa información sobre a memoria libre e usada no sistema. <text:s/>Como podemos obter a información da memoria en Kibibytes ?</text:p>
              </text:list-item>
            </text:list>
          </table:table-cell>
          <table:covered-table-cell/>
          <table:table-cell table:style-name="Tabla3.C3" office:value-type="string">
            <text:p text:style-name="P15"><text:s/>free -m</text:p>
          </table:table-cell>
        </table:table-row>
        <table:table-row table:style-name="Tabla3.1">
          <table:table-cell table:style-name="Tabla3.A2" table:number-columns-spanned="2" office:value-type="string">
            <text:list xml:id="list171435700491720" text:continue-numbering="true" text:style-name="L5">
              <text:list-item>
                <text:list>
                  <text:list-item>
                    <text:p text:style-name="P61">Como faremos para ver o tamaño axustado a un tamaño compres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8"><text:s/><text:span text:style-name="T31">free -h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171436260512434" text:continue-numbering="true" text:style-name="L5">
              <text:list-item>
                <text:list>
                  <text:list-item>
                    <text:p text:style-name="P61">Como podemos conseguir ver a información da memoria RAM actualizada cada 3 segundos.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8">free -s 3</text:p>
          </table:table-cell>
        </table:table-row>
        <table:table-row table:style-name="Tabla3.1">
          <table:table-cell table:style-name="Tabla3.A2" table:number-columns-spanned="2" office:value-type="string">
            <text:list xml:id="list171435520735217" text:continue-numbering="true" text:style-name="L5">
              <text:list-item>
                <text:list>
                  <text:list-item>
                    <text:p text:style-name="P61">Como podemos mostrar o tamaño total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5">free -t</text:p>
          </table:table-cell>
        </table:table-row>
        <table:table-row table:style-name="Tabla3.1">
          <table:table-cell table:style-name="Tabla3.A3" table:number-columns-spanned="2" office:value-type="string">
            <text:list xml:id="list171436573520651" text:continue-numbering="true" text:style-name="L5">
              <text:list-item>
                <text:list>
                  <text:list-item>
                    <text:p text:style-name="P63">Se desexamos executar o comando free 4 veces sen interactuar co terminal, importante non reutilices a opción do punto 2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6">free -c 4</text:p>
          </table:table-cell>
        </table:table-row>
        <table:table-row table:style-name="Tabla3.1">
          <table:table-cell table:style-name="Tabla3.A2" table:number-columns-spanned="2" office:value-type="string">
            <text:list xml:id="list171437101815105" text:continue-numbering="true" text:style-name="L5">
              <text:list-item>
                <text:list>
                  <text:list-item>
                    <text:p text:style-name="P63">Combina as opcións dos puntos 3.2 e 3.4 <text:s/>para mostrar 5 veces a información da memoria RAM e que entre cada execución existan 6 segundos de espera. 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8">free -s <text:span text:style-name="T32">6</text:span> -c <text:span text:style-name="T32">5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171437278718358" text:continue-numbering="true" text:style-name="L5">
              <text:list-item>
                <text:list>
                  <text:list-item>
                    <text:p text:style-name="P63">Que opcións mostra estatísticas da memoria?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6">free -l</text:p>
          </table:table-cell>
        </table:table-row>
        <table:table-row table:style-name="Tabla3.1">
          <table:table-cell table:style-name="Tabla3.A2" table:number-columns-spanned="2" office:value-type="string">
            <text:list xml:id="list171436750556732" text:continue-numbering="true" text:style-name="L5">
              <text:list-item>
                <text:list>
                  <text:list-item>
                    <text:p text:style-name="P57">Que opcións do comando permítenos obter o total da RAM e tamén nun formato entend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6">free -<text:span text:style-name="T33">t</text:span>h</text:p>
          </table:table-cell>
        </table:table-row>
        <table:table-row table:style-name="Tabla3.1">
          <table:table-cell table:style-name="Tabla3.A3" table:number-columns-spanned="2" office:value-type="string">
            <text:list xml:id="list171436262414733" text:continue-numbering="true" text:style-name="L5">
              <text:list-item>
                <text:p text:style-name="P64">A ferramenta <text:span text:style-name="T19">vmstat</text:span> <text:span text:style-name="T35">ofrécenos estatísticas da memoria RAM.</text:span></text:p>
                <text:p text:style-name="P57">Indica o comando preciso en cada un dos seguintes supostos:</text:p>
              </text:list-item>
            </text:list>
          </table:table-cell>
          <table:covered-table-cell/>
          <table:table-cell table:style-name="Tabla3.C17">
            <text:p text:style-name="P8"/>
          </table:table-cell>
        </table:table-row>
        <table:table-row table:style-name="Tabla3.1">
          <table:table-cell table:style-name="Tabla3.A2" table:number-columns-spanned="2" office:value-type="string">
            <text:list xml:id="list171435754472658" text:continue-numbering="true" text:style-name="L5">
              <text:list-item>
                <text:list>
                  <text:list-item>
                    <text:p text:style-name="P57">Obter información no manual do comando vmstat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8"><text:span text:style-name="T33">man </text:span>vmstat </text:p>
          </table:table-cell>
        </table:table-row>
        <table:table-row table:style-name="Tabla3.1">
          <table:table-cell table:style-name="Tabla3.A3" table:number-columns-spanned="2" office:value-type="string">
            <text:list xml:id="list171435974980477" text:continue-numbering="true" text:style-name="L5">
              <text:list-item>
                <text:list>
                  <text:list-item>
                    <text:p text:style-name="P57">Mostra a memoria activa e inactiva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8">vmstat -a</text:p>
          </table:table-cell>
        </table:table-row>
        <text:soft-page-break/>
        <table:table-row table:style-name="Tabla3.1">
          <table:table-cell table:style-name="Tabla3.A2" table:number-columns-spanned="2" office:value-type="string">
            <text:list xml:id="list171436786661193" text:continue-numbering="true" text:style-name="L5">
              <text:list-item>
                <text:list>
                  <text:list-item>
                    <text:p text:style-name="P57">Mostra unha táboa coa información como é o total de memoria, memoria empregada, cambios de contexto,...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8">vmstat -s</text:p>
          </table:table-cell>
        </table:table-row>
        <table:table-row table:style-name="Tabla3.1">
          <table:table-cell table:style-name="Tabla3.A3" table:number-columns-spanned="2" office:value-type="string">
            <text:list xml:id="list171435333387502" text:continue-numbering="true" text:style-name="L5">
              <text:list-item>
                <text:list>
                  <text:list-item>
                    <text:p text:style-name="P57">Executase a ferramenta cada <text:s/>3 segundos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8">vmstat -s <text:span text:style-name="T33">3</text:span></text:p>
          </table:table-cell>
        </table:table-row>
        <table:table-row table:style-name="Tabla3.1">
          <table:table-cell table:style-name="Tabla3.A2" table:number-columns-spanned="2" office:value-type="string">
            <text:list xml:id="list171435336653642" text:continue-numbering="true" text:style-name="L5">
              <text:list-item>
                <text:list>
                  <text:list-item>
                    <text:p text:style-name="P57">Executase a ferramenta cada <text:s/>3 segundos e un número máximo de catro veces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0">vmstat -s <text:span text:style-name="T33">3 4 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171436313843082" text:continue-numbering="true" text:style-name="L5">
              <text:list-item>
                <text:p text:style-name="P57">A ferramenta <text:span text:style-name="T19">dmidecode</text:span> <text:s/>permítenos obter información detallada do hardware da nosa computadora. Habitualmente é preciso executala como root. Consulta no manual que tipos de información podemos filtrar?</text:p>
              </text:list-item>
            </text:list>
          </table:table-cell>
          <table:covered-table-cell/>
          <table:table-cell table:style-name="Tabla3.C3" office:value-type="string">
            <text:p text:style-name="P8"><text:s/>bios, <text:s/>system, <text:s/>baseboard, <text:s/>chassis, <text:s/>processor, memory, cache, connector, slot</text:p>
          </table:table-cell>
        </table:table-row>
        <table:table-row table:style-name="Tabla3.1">
          <table:table-cell table:style-name="Tabla3.A2" table:number-columns-spanned="2" office:value-type="string">
            <text:list xml:id="list171436282158331" text:continue-numbering="true" text:style-name="L5">
              <text:list-item>
                <text:list>
                  <text:list-item>
                    <text:p text:style-name="P57">Que comando empregarás para obter a información da memoria RAM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8">sudo dmidecode -t memory</text:p>
          </table:table-cell>
        </table:table-row>
        <table:table-row table:style-name="Tabla3.1">
          <table:table-cell table:style-name="Tabla3.A3" table:number-columns-spanned="2" office:value-type="string">
            <text:list xml:id="list171435364087424" text:continue-numbering="true" text:style-name="L5">
              <text:list-item>
                <text:list>
                  <text:list-item>
                    <text:p text:style-name="P57">Empregando <text:s text:c="2"/><text:span text:style-name="T19">dmidecode </text:span>obtén a información seguinte:</text:p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8"/>
          </table:table-cell>
        </table:table-row>
        <table:table-row table:style-name="Tabla3.1">
          <table:table-cell table:style-name="Tabla3.A2" table:number-columns-spanned="2" office:value-type="string">
            <text:list xml:id="list171435517060443" text:continue-numbering="true" text:style-name="L5">
              <text:list-item>
                <text:list>
                  <text:list-item>
                    <text:list>
                      <text:list-item>
                        <text:p text:style-name="P57">Nº de rañuras para a memoria RAM: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8"/>
          </table:table-cell>
        </table:table-row>
        <table:table-row table:style-name="Tabla3.1">
          <table:table-cell table:style-name="Tabla3.A3" table:number-columns-spanned="2" office:value-type="string">
            <text:list xml:id="list171435347301688" text:continue-numbering="true" text:style-name="L5">
              <text:list-item>
                <text:list>
                  <text:list-item>
                    <text:list>
                      <text:list-item>
                        <text:p text:style-name="P57">Capacidade máxima <text:s/>de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8"/>
          </table:table-cell>
        </table:table-row>
        <table:table-row table:style-name="Tabla3.1">
          <table:table-cell table:style-name="Tabla3.A2" table:number-columns-spanned="2" office:value-type="string">
            <text:list xml:id="list171435739911736" text:continue-numbering="true" text:style-name="L5">
              <text:list-item>
                <text:list>
                  <text:list-item>
                    <text:list>
                      <text:list-item>
                        <text:p text:style-name="P57">En que bancos de memoria está a memoria RAM 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8"/>
          </table:table-cell>
        </table:table-row>
        <table:table-row table:style-name="Tabla3.1">
          <table:table-cell table:style-name="Tabla3.A3" table:number-columns-spanned="2" office:value-type="string">
            <text:list xml:id="list171436133191538" text:continue-numbering="true" text:style-name="L5">
              <text:list-item>
                <text:list>
                  <text:list-item>
                    <text:list>
                      <text:list-item>
                        <text:p text:style-name="P57">Cal é o tamaño da memoria RAM instalada en cada banco de memoria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8"/>
          </table:table-cell>
        </table:table-row>
        <table:table-row table:style-name="Tabla3.1">
          <table:table-cell table:style-name="Tabla3.A2" table:number-columns-spanned="2" office:value-type="string">
            <text:list xml:id="list171436694501259" text:continue-numbering="true" text:style-name="L5">
              <text:list-item>
                <text:list>
                  <text:list-item>
                    <text:list>
                      <text:list-item>
                        <text:p text:style-name="P57">Cal é a velocidade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8"/>
          </table:table-cell>
        </table:table-row>
        <table:table-row table:style-name="Tabla3.1">
          <table:table-cell table:style-name="Tabla3.A31" table:number-columns-spanned="2" office:value-type="string">
            <text:list xml:id="list171435318234179" text:continue-numbering="true" text:style-name="L5">
              <text:list-item>
                <text:list>
                  <text:list-item>
                    <text:list>
                      <text:list-item>
                        <text:p text:style-name="P57">Cal é o factor de forma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31">
            <text:p text:style-name="P8"/>
          </table:table-cell>
        </table:table-row>
      </table:table>
      <text:p text:style-name="P40"/>
      <table:table table:name="Tabla4" table:style-name="Tabla4" table:template-name="Box List Blue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1"><text:span text:style-name="T36">D</text:span>) <text:span text:style-name="T20">Información sobre <text:s/></text:span><text:span text:style-name="T27">os discos. 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Ferramentas que imos aprender:</text:p>
            <text:list xml:id="list171435714057962" text:continue-list="list171436432427570" text:style-name="L1">
              <text:list-item>
                <text:p text:style-name="P49"><text:s/>lshw -class disk -class storage</text:p>
              </text:list-item>
              <text:list-item>
                <text:p text:style-name="P49">lshw -short -C disk</text:p>
              </text:list-item>
              <text:list-item>
                <text:p text:style-name="P49"><text:span text:style-name="T22">fdisk -l | grep '^Disk /dev/'</text:span> <text:s/></text:p>
              </text:list-item>
              <text:list-item>
                <text:p text:style-name="P55">smartctl <text:s/></text:p>
              </text:list-item>
              <text:list-item>
                <text:p text:style-name="P55"/>
              </text:list-item>
              <text:list-item>
                <text:p text:style-name="P55">Info: <text:a xlink:type="simple" xlink:href="https://www.cyberciti.biz/faq/find-hard-disk-hardware-specs-on-linux/" text:style-name="Internet_20_link" text:visited-style-name="Visited_20_Internet_20_Link">https://www.cyberciti.biz/faq/find-hard-disk-hardware-specs-on-linux/</text:a> </text:p>
              </text:list-item>
            </text:list>
          </table:table-cell>
          <table:table-cell table:style-name="Tabla4.B2" table:number-columns-spanned="2" office:value-type="string">
            <text:p text:style-name="P20">Outras ferramentas que imos empregar:</text:p>
            <text:list xml:id="list704326691" text:style-name="L6">
              <text:list-item>
                <text:p text:style-name="P51">grep</text:p>
              </text:list-item>
              <text:list-item>
                <text:p text:style-name="P51">man</text:p>
              </text:list-item>
              <text:list-item>
                <text:p text:style-name="P51">cat</text:p>
              </text:list-item>
              <text:list-item>
                <text:p text:style-name="P51">apt </text:p>
              </text:list-item>
            </text:list>
          </table:table-cell>
          <table:covered-table-cell/>
        </table:table-row>
        <table:table-row table:style-name="Tabla4.1">
          <table:table-cell table:style-name="Tabla4.A3" table:number-columns-spanned="2" office:value-type="string">
            <text:list xml:id="list542744704" text:style-name="L7">
              <text:list-item>
                <text:p text:style-name="P47">Temos que configurar o teclado en español</text:p>
              </text:list-item>
            </text:list>
          </table:table-cell>
          <table:covered-table-cell/>
          <table:table-cell table:style-name="Tabla4.C3" office:value-type="string">
            <text:p text:style-name="P9">setxkbmap es </text:p>
          </table:table-cell>
        </table:table-row>
        <table:table-row table:style-name="Tabla4.1">
          <table:table-cell table:style-name="Tabla4.A2" table:number-columns-spanned="2" office:value-type="string">
            <text:list xml:id="list171436511006008" text:continue-numbering="true" text:style-name="L7">
              <text:list-item>
                <text:p text:style-name="P47"><text:s/></text:p>
              </text:list-item>
            </text:list>
          </table:table-cell>
          <table:covered-table-cell/>
          <table:table-cell table:style-name="Tabla4.B2" office:value-type="string">
            <text:p text:style-name="P9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30000" number:language="gl" number:country="ES">
      <number:number number:min-integer-digits="1"/>
    </number:number-style>
    <number:text-style style:name="N30100" number:language="gl" number:country="ES">
      <number:text-content/>
    </number:text-style>
    <style:style style:name="Box_20_List_20_Blue.1" style:display-name="Box List Blue.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3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3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3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3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3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3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2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5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2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3"><text:tab/></text:span><text:span text:style-name="MT9"><text:tab/><text:tab/><text:tab/></text:span>Pá<text:span text:style-name="MT10">x</text:span>ina <text:page-number text:select-page="current">3</text:page-number><text:s/>de <text:page-count>4</text:page-count></text:p>
        <text:p text:style-name="MP2"/>
      </style:footer>
      <style:footer-first>
        <text:p text:style-name="MP3">Pá<text:span text:style-name="MT10">x</text:span>ina <text:page-number text:select-page="current">1</text:page-number><text:s/>de <text:page-count>4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06</meta:editing-cycles>
    <meta:creation-date>2019-11-09T13:25:03.151138236</meta:creation-date>
    <meta:editing-duration>P1DT1H4M25S</meta:editing-duration>
    <meta:generator>LibreOffice/7.3.7.2$Windows_X86_64 LibreOffice_project/e114eadc50a9ff8d8c8a0567d6da8f454beeb84f</meta:generator>
    <dc:subject>PRÁCTICA 9 – Cooler Master AMD</dc:subject>
    <dc:title>Taller - MME</dc:title>
    <dc:date>2023-02-05T17:14:34.996000000</dc:date>
    <meta:document-statistic meta:table-count="5" meta:image-count="2" meta:object-count="0" meta:page-count="4" meta:paragraph-count="180" meta:word-count="1134" meta:character-count="6448" meta:non-whitespace-character-count="54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